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Arial,Italic" svg:font-family="'Arial,Italic'"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TimesNewRoman,Bold" svg:font-family="'TimesNewRoman,Bold'" style:font-family-generic="modern" style:font-pitch="fixed"/>
    <style:font-face style:name="Arial1" svg:font-family="Arial" style:font-family-generic="roman" style:font-pitch="variable"/>
    <style:font-face style:name="Arial,Italic1" svg:font-family="'Arial,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8b602a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8c675ca"/>
    </style:style>
    <style:style style:name="P5" style:family="paragraph" style:parent-style-name="Standard" style:master-page-name="Standard">
      <style:paragraph-properties fo:text-align="center" style:justify-single-word="false" style:page-number="auto"/>
      <style:text-properties officeooo:paragraph-rsid="07a76e83"/>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officeooo:paragraph-rsid="08d49209"/>
    </style:style>
    <style:style style:name="P8" style:family="paragraph" style:parent-style-name="Text_20_body">
      <style:paragraph-properties fo:text-align="start" style:justify-single-word="false"/>
    </style:style>
    <style:style style:name="P9" style:family="paragraph" style:parent-style-name="Heading_20_1">
      <style:paragraph-properties fo:text-align="center" style:justify-single-word="false"/>
    </style:style>
    <style:style style:name="T1"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3" style:family="text">
      <style:text-properties fo:font-variant="normal" fo:text-transform="none" fo:color="#000000" style:font-name="Liberation Mono" fo:font-size="14pt" fo:letter-spacing="normal" fo:language="en" fo:country="IN" fo:font-style="normal" style:text-underline-style="none" fo:font-weight="bold" officeooo:rsid="08b602ae"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4"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8d4920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bold" officeooo:rsid="08d4920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0" style:family="text">
      <style:text-properties fo:font-variant="normal" fo:text-transform="none" fo:color="#000000" fo:font-size="12pt" fo:letter-spacing="normal" fo:language="en" fo:country="IN" fo:font-style="normal" style:text-underline-style="none" officeooo:rsid="08d49209"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11" style:family="text">
      <style:text-properties fo:font-variant="normal" fo:text-transform="none" fo:color="#000000" fo:font-size="10pt" fo:letter-spacing="normal" fo:language="en" fo:country="IN" fo:font-style="normal" style:text-underline-style="none" fo:font-weight="normal" officeooo:rsid="08b602ae" style:letter-kerning="true" fo:background-color="#e8f2fe" loext:char-shading-value="0" style:font-size-asian="10pt" style:language-asian="zh" style:country-asian="CN" style:font-style-asian="normal" style:font-weight-asian="normal" style:font-size-complex="12pt" style:language-complex="hi" style:country-complex="IN" style:font-style-complex="normal" style:font-weight-complex="normal"/>
    </style:style>
    <style:style style:name="T12" style:family="text">
      <style:text-properties fo:font-variant="normal" fo:text-transform="none" fo:color="#000000" fo:letter-spacing="normal" fo:language="en" fo:country="IN" fo:font-style="normal" style:text-underline-style="none" fo:font-weight="normal" officeooo:rsid="08b602ae"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13" style:family="text">
      <style:text-properties fo:font-variant="normal" fo:text-transform="none" fo:color="#000000" style:font-name="Arial" fo:font-size="10pt" fo:letter-spacing="normal" fo:language="en" fo:country="IN" fo:font-style="normal" style:text-underline-style="none" fo:font-weight="normal" officeooo:rsid="08b602ae"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style:font-name="Arial"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354278" style:font-name="Arial,Bold" fo:font-size="13.5pt" fo:letter-spacing="normal" fo:language="en" fo:country="IN" fo:font-style="normal" style:text-underline-style="none" fo:font-weight="normal" officeooo:rsid="08b602ae" style:letter-kerning="true" fo:background-color="#e8f2fe" loext:char-shading-value="0" style:font-name-asian="Noto Sans CJK SC Regular" style:font-size-asian="13.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354278" style:font-name="Arial,Bold"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size="14pt" style:font-size-asian="14pt" style:font-size-complex="14pt"/>
    </style:style>
    <style:style style:name="T18" style:family="text">
      <style:text-properties fo:font-size="13pt" style:font-size-asian="13pt" style:font-size-complex="13pt"/>
    </style:style>
    <style:style style:name="T19" style:family="text">
      <style:text-properties fo:font-size="12pt" style:font-size-asian="12pt"/>
    </style:style>
    <style:style style:name="T20" style:family="text">
      <style:text-properties style:font-name="Arial1" fo:font-size="10pt" style:font-size-asian="10pt"/>
    </style:style>
    <style:style style:name="T21" style:family="text">
      <style:text-properties style:font-name="Arial1" fo:font-size="12pt" style:font-size-asian="12pt"/>
    </style:style>
    <style:style style:name="T22" style:family="text">
      <style:text-properties fo:font-size="10pt" style:font-size-asian="10pt"/>
    </style:style>
    <style:style style:name="T23" style:family="text">
      <style:text-properties fo:font-size="10pt" style:font-size-asian="10pt" style:font-size-complex="13pt"/>
    </style:style>
    <style:style style:name="T24" style:family="text">
      <style:text-properties fo:color="#354278" style:font-name="Arial,Bold" fo:font-size="12pt" style:font-size-asian="12pt" style:font-size-complex="13pt"/>
    </style:style>
    <style:style style:name="T25" style:family="text">
      <style:text-properties fo:color="#354278" fo:font-size="13pt" style:font-size-asian="13pt" style:font-size-complex="13pt"/>
    </style:style>
    <style:style style:name="T26" style:family="text">
      <style:text-properties fo:color="#354278" style:font-name="Arial" fo:font-size="10pt" style:font-size-asian="10pt" style:font-size-complex="13pt"/>
    </style:style>
    <style:style style:name="T27" style:family="text">
      <style:text-properties fo:color="#354278" fo:font-size="10pt" style:font-size-asian="10pt" style:font-size-complex="13pt"/>
    </style:style>
    <style:style style:name="T28" style:family="text">
      <style:text-properties style:font-name="Arial" fo:font-size="10pt" style:font-size-asian="10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ource_20_Text"><text:span text:style-name="T2">RUNNING NOTES OF </text:span></text:span><text:span text:style-name="Source_20_Text"><text:span text:style-name="T3">REFACTORING - IMPROVING THE DESIGN OF EXISTING CODE</text:span></text:span></text:p>
      <text:p text:style-name="P1"><text:span text:style-name="Source_20_Text"><text:span text:style-name="T1"/></text:span></text:p>
      <text:p text:style-name="P2"><text:span text:style-name="Source_20_Text"><text:span text:style-name="T4">BY MARTIN FOWLER</text:span></text:span></text:p>
      <text:p text:style-name="P2"><text:span text:style-name="Source_20_Text"><text:span text:style-name="T4"/></text:span></text:p>
      <text:h text:style-name="P9" text:outline-level="1"><text:span text:style-name="Source_20_Text"><text:span text:style-name="T17">FOREWORD</text:span></text:span></text:h>
      <text:p text:style-name="P3"><text:span text:style-name="Source_20_Text"><text:span text:style-name="T4">"Refactoring" was conceived in Smalltalk circles, but it wasn't long before it found its way into other programming language camps. Because refactoring is integral to framework development,</text:span></text:span></text:p>
      <text:p text:style-name="P3"><text:span text:style-name="Source_20_Text"><text:span text:style-name="T4">the term comes up quickly when "frameworkers" talk about their craft. It comes up when they refine their class hierarchies and when they rave about how many lines of code they were able to</text:span></text:span></text:p>
      <text:p text:style-name="P3"><text:span text:style-name="Source_20_Text"><text:span text:style-name="T4">delete. Frameworkers know that a framework won't be right the first time around—it must evolve as they gain experience. They also know that the code will be read and modified more frequently</text:span></text:span></text:p>
      <text:p text:style-name="P3"><text:span text:style-name="Source_20_Text"><text:span text:style-name="T4">than it will be written. The key to keeping code readable and modifiable is refactoring—for frameworks, in particular, but also for software in general.</text:span></text:span></text:p>
      <text:p text:style-name="P3"><text:span text:style-name="Source_20_Text"><text:span text:style-name="T4"/></text:span></text:p>
      <text:p text:style-name="P3"><text:span text:style-name="Source_20_Text"><text:span text:style-name="T4">So, what's the problem? Simply this: Refactoring is risky. It requires changes to working code that can introduce subtle bugs. Refactoring, if not done properly, can set you back days, even weeks.</text:span></text:span></text:p>
      <text:p text:style-name="P3"><text:span text:style-name="Source_20_Text"><text:span text:style-name="T4">And refactoring becomes riskier when practiced informally or ad hoc. You start digging in the code. Soon you discover new opportunities for change, and you dig deeper. The more you dig,</text:span></text:span></text:p>
      <text:p text:style-name="P3"><text:span text:style-name="Source_20_Text"><text:span text:style-name="T4">the more stuff you turn up…and the more changes you make. Eventually you dig yourself into a hole you can't get out of. To avoid digging your own grave, refactoring must be done systematically.</text:span></text:span></text:p>
      <text:p text:style-name="P3"><text:span text:style-name="Source_20_Text"><text:span text:style-name="T4"/></text:span></text:p>
      <text:p text:style-name="P3"><text:span text:style-name="Source_20_Text"><text:span text:style-name="T4">This book explains the principles and best practices of refactoring, and points out when and where you should start digging in your code to improve it.</text:span></text:span></text:p>
      <text:p text:style-name="P3"><text:span text:style-name="Source_20_Text"><text:span text:style-name="T4"/></text:span></text:p>
      <text:h text:style-name="P9" text:outline-level="1"><text:span text:style-name="Source_20_Text"><text:span text:style-name="T17">What Is Refactoring?</text:span></text:span></text:h>
      <text:p text:style-name="P3"><text:span text:style-name="Source_20_Text"><text:span text:style-name="T4">Refactoring is the process of changing a software system in such a way that it does not alter the external behavior of the code yet improves its internal structure. It is a disciplined way to clean up code that minimizes the chances of introducing bugs. In essence when you refactor you are improving the design of the code after it has been written.</text:span></text:span></text:p>
      <text:p text:style-name="P3"><text:span text:style-name="Source_20_Text"><text:span text:style-name="T4"/></text:span></text:p>
      <text:p text:style-name="P3"><text:span text:style-name="Source_20_Text"><text:span text:style-name="T4">My aim is to show you how to do refactoring in a controlled and efficient manner. You will learn to refactor in such a way that you don't introduce bugs into the code but instead methodically improve the structure.</text:span></text:span></text:p>
      <text:p text:style-name="P3"><text:span text:style-name="Source_20_Text"><text:span text:style-name="T4"/></text:span></text:p>
      <text:h text:style-name="P9" text:outline-level="1"><text:soft-page-break/><text:span text:style-name="Source_20_Text"><text:span text:style-name="T17">The First Step in Refactoring</text:span></text:span></text:h>
      <text:p text:style-name="Standard"><text:span text:style-name="Source_20_Text"><text:span text:style-name="T4">Whenever I do refactoring, the first step is always the same. I need to build a solid set of tests for that section of code. The tests are essential because even though I follow refactorings structured to avoid most of the opportunities for introducing bugs, I'm still human and still make mistakes. Thus I need solid tests.</text:span></text:span></text:p>
      <text:p text:style-name="Standard"><text:span text:style-name="Source_20_Text"><text:span text:style-name="T4"/></text:span></text:p>
      <text:p text:style-name="Standard"><text:span text:style-name="Source_20_Text"><text:span text:style-name="T4">Before you start refactoring, check that you have a solid suite of tests. These tests must be self-checking.</text:span></text:span></text:p>
      <text:p text:style-name="Standard"><text:span text:style-name="Source_20_Text"><text:span text:style-name="T4"/></text:span></text:p>
      <text:p text:style-name="Standard"><text:span text:style-name="Source_20_Text"><text:span text:style-name="T4">Refactoring changes the programs in small steps. If you make a mistake, it is easy to find the bug.</text:span></text:span></text:p>
      <text:p text:style-name="Standard"><text:span text:style-name="Source_20_Text"><text:span text:style-name="T4"/></text:span></text:p>
      <text:h text:style-name="P9" text:outline-level="1"><text:span text:style-name="Source_20_Text"><text:span text:style-name="T17">When Should You Refactor?</text:span></text:span></text:h>
      <text:p text:style-name="P3"><text:span text:style-name="Source_20_Text"><text:span text:style-name="T4">Refactor When You Add Function</text:span></text:span></text:p>
      <text:p text:style-name="P3"><text:span text:style-name="Source_20_Text"><text:span text:style-name="T4">Refactor When You Need to Fix a Bug</text:span></text:span></text:p>
      <text:p text:style-name="P3"><text:span text:style-name="Source_20_Text"><text:span text:style-name="T4">Refactor As You Do a Code Review</text:span></text:span></text:p>
      <text:p text:style-name="P3"><text:span text:style-name="Source_20_Text"><text:span text:style-name="T4"/></text:span></text:p>
      <text:h text:style-name="P9" text:outline-level="1"><text:span text:style-name="Source_20_Text"><text:span text:style-name="T17">What is it that makes programs hard to work with?</text:span></text:span></text:h>
      <text:p text:style-name="P4"><text:span text:style-name="Source_20_Text"><text:span text:style-name="T4">· <text:s/>Programs that are hard to read are hard to modify.</text:span></text:span></text:p>
      <text:p text:style-name="P3"><text:span text:style-name="Source_20_Text"><text:span text:style-name="T4">· <text:s/>Programs that have duplicated logic are hard to modify.</text:span></text:span></text:p>
      <text:p text:style-name="P3"><text:span text:style-name="Source_20_Text"><text:span text:style-name="T4">· <text:s/>Programs that require additional behavior that requires you to</text:span></text:span></text:p>
      <text:p text:style-name="P3"><text:span text:style-name="Source_20_Text"><text:span text:style-name="T4"><text:s text:c="3"/>change running code are hard to modify.</text:span></text:span></text:p>
      <text:p text:style-name="P3"><text:span text:style-name="Source_20_Text"><text:span text:style-name="T4">· <text:s/>Programs with complex conditional logic are hard to modify.</text:span></text:span></text:p>
      <text:p text:style-name="Standard"><text:span text:style-name="Source_20_Text"><text:span text:style-name="T4"/></text:span></text:p>
      <text:p text:style-name="Standard"><text:span text:style-name="Source_20_Text"><text:span text:style-name="T4"/></text:span></text:p>
      <text:h text:style-name="P9" text:outline-level="1"><text:span text:style-name="Source_20_Text"><text:span text:style-name="T17">What Do I Tell My Manager?</text:span></text:span></text:h>
      <text:p text:style-name="P3"><text:span text:style-name="Source_20_Text"><text:span text:style-name="T4"><text:s/>How to tell a manager about refactoring is one of the most common questions I've been asked. If the manager is technically savvy, introducing the subject may not be that hard. If the manager is</text:span></text:span></text:p>
      <text:p text:style-name="P3"><text:span text:style-name="Source_20_Text"><text:span text:style-name="T4">genuinely <text:s/>quality oriented, then the thing to stress is the quality aspects. Here using refactoring in the review process is a good way to work things. Tons of studies show that technical reviews are an important way to reduce bugs and thus speed up development. Take a look at any book on reviews, inspections, or the software development process for the latest citations. These should convince most managers of the value of reviews. It is then a short step to introduce refactoring as a way of getting review comments into the code.</text:span></text:span></text:p>
      <text:p text:style-name="P3"><text:span text:style-name="Source_20_Text"><text:span text:style-name="T4">Of course, many people say they are driven by quality but are more driven by schedule. In these cases I give my more controversial advice: Don't tell!</text:span></text:span></text:p>
      <text:p text:style-name="P3"><text:span text:style-name="Source_20_Text"><text:span text:style-name="T4"/></text:span></text:p>
      <text:h text:style-name="P9" text:outline-level="1"><text:span text:style-name="Source_20_Text"><text:span text:style-name="T17">Problems with Refactoring</text:span></text:span></text:h>
      <text:p text:style-name="P8"><text:span text:style-name="Source_20_Text"><text:span text:style-name="T17"/></text:span></text:p>
      <text:h text:style-name="Heading_20_2" text:outline-level="2"><text:soft-page-break/><text:span text:style-name="Source_20_Text"><text:span text:style-name="T18">Databases</text:span></text:span></text:h>
      <text:p text:style-name="P3"><text:span text:style-name="Source_20_Text"><text:span text:style-name="T4">One problem area for refactoring is databases. Most business applications are tightly coupled to the database schema that supports them. That's one reason that the database is difficult to</text:span></text:span></text:p>
      <text:p text:style-name="P3"><text:span text:style-name="Source_20_Text"><text:span text:style-name="T4">change. Another reason is data migration. Even if you have carefully layered your system to minimize the dependencies between the database schema and the object model, changing the database schema forces you to migrate the data, which can be a long and fraught task.</text:span></text:span></text:p>
      <text:p text:style-name="Standard"><text:span text:style-name="Source_20_Text"><text:span text:style-name="T4"/></text:span></text:p>
      <text:h text:style-name="Heading_20_2" text:outline-level="2"><text:span text:style-name="Source_20_Text"><text:span text:style-name="T18">Changing Interfaces</text:span></text:span></text:h>
      <text:p text:style-name="P3"><text:span text:style-name="Source_20_Text"><text:span text:style-name="T4">In short, if a refactoring changes a published interface, you have to retain both the old interface </text:span></text:span><text:span text:style-name="Source_20_Text"><text:span text:style-name="T4">and the new one, at least until your users have had a chance to react to the change. Fortunately,</text:span></text:span></text:p>
      <text:p text:style-name="Standard"><text:span text:style-name="Source_20_Text"><text:span text:style-name="T4">this is not too awkward. You can usually arrange things so that the old interface still works. </text:span></text:span><text:span text:style-name="Source_20_Text"><text:span text:style-name="T4">Try to </text:span></text:span><text:span text:style-name="Source_20_Text"><text:span text:style-name="T4">do this so that the old interface calls the new interface. In this way when you change the name of <text:s/>method, keep the old one, and just let it call the new one. Don't copy the method body—that leads you down the path to damnation by way of duplicated code. You should also use the deprecation facility in Java to mark the code as deprecated. That way your callers will know that something is up.</text:span></text:span></text:p>
      <text:p text:style-name="Standard"><text:span text:style-name="Source_20_Text"><text:span text:style-name="T4"/></text:span></text:p>
      <text:p text:style-name="Standard"><text:span text:style-name="Source_20_Text"><text:span text:style-name="T4"/></text:span></text:p>
      <text:h text:style-name="P9" text:outline-level="1"><text:span text:style-name="Source_20_Text"><text:span text:style-name="T17">When Shouldn't You Refactor?</text:span></text:span></text:h>
      <text:p text:style-name="P3"><text:span text:style-name="Source_20_Text"><text:span text:style-name="T4">There are times when you should not refactor at all. The principle example is when you should rewrite from scratch instead. There are times when the existing code is such a mess that although you could refactor it, it would be easier to start from the beginning. This decision is not an easy one to make, and I admit that I don't really have good guidelines for it.</text:span></text:span></text:p>
      <text:p text:style-name="P3"><text:span text:style-name="Source_20_Text"><text:span text:style-name="T4">A clear sign of the need to rewrite is when the current code just does not work. You may discover this only by trying to test it and discovering that the code is so full of bugs that you cannot</text:span></text:span></text:p>
      <text:p text:style-name="P3"><text:span text:style-name="Source_20_Text"><text:span text:style-name="T4">stablilize it. Remember, code has to work mostly correctly before you refactor.</text:span></text:span></text:p>
      <text:p text:style-name="P3"><text:span text:style-name="Source_20_Text"><text:span text:style-name="T4"/></text:span></text:p>
      <text:h text:style-name="P9" text:outline-level="1"><text:span text:style-name="Source_20_Text"><text:span text:style-name="T17">Refactoring and Performance</text:span></text:span></text:h>
      <text:p text:style-name="P3"><text:span text:style-name="Source_20_Text"><text:span text:style-name="T4">A common concern with refactoring is the effect it has on the performance of a program. To make the software easier to understand, you often make changes that will cause the program to run more slowly. This is an important issue. I'm not one of the school of thought that ignores performance in favor of design purity or in hopes of faster hardware.</text:span></text:span></text:p>
      <text:p text:style-name="P3"><text:span text:style-name="Source_20_Text"><text:span text:style-name="T4">The lesson is: Even if you know exactly what is going on in your system, measure performance, don't speculate. You'll learn something, and nine times out of ten, it won't be that you were right!</text:span></text:span></text:p>
      <text:p text:style-name="P7"><text:soft-page-break/><text:span text:style-name="Source_20_Text"><text:span text:style-name="T9">Finished till pg 59/337</text:span></text:span></text:p>
      <text:p text:style-name="Standard"><text:span text:style-name="Source_20_Text"><text:span text:style-name="T4"/></text:span></text:p>
      <text:p text:style-name="P3"><text:span text:style-name="Sourc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Arial,Italic" svg:font-family="'Arial,Italic'"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TimesNewRoman,Bold" svg:font-family="'TimesNewRoman,Bold'" style:font-family-generic="modern" style:font-pitch="fixed"/>
    <style:font-face style:name="Arial1" svg:font-family="Arial" style:font-family-generic="roman" style:font-pitch="variable"/>
    <style:font-face style:name="Arial,Italic1" svg:font-family="'Arial,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20T18:58:59.865173543</dc:date>
    <meta:editing-cycles>1799</meta:editing-cycles>
    <meta:editing-duration>P5DT18H9M23S</meta:editing-duration>
    <meta:generator>LibreOffice/6.0.7.3$Linux_X86_64 LibreOffice_project/00m0$Build-3</meta:generator>
    <meta:document-statistic meta:table-count="0" meta:image-count="0" meta:object-count="0" meta:page-count="4" meta:paragraph-count="47" meta:word-count="1142" meta:character-count="6494" meta:non-whitespace-character-count="5392"/>
  </office:meta>
</office:document-meta>
</file>